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orResourceFactoryTests.global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actorResourceFactoryTests.localResourcesViaSuppl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actorResourceFactoryTests.local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actorResourceFactoryTests.customShutdownD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actorResourceFactoryTests.globalResourcesWithConsu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actorResourceFactoryTests.external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